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1.696cm"/>
    </style:style>
    <style:style style:name="co3" style:family="table-column">
      <style:table-column-properties fo:break-before="auto" style:column-width="13.8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WORD</text:p>
          </table:table-cell>
          <table:table-cell office:value-type="string">
            <text:p>MEANING</text:p>
          </table:table-cell>
          <table:table-cell table:style-name="ce1" office:value-type="string">
            <text:p>SYNONYM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gniloquence</text:p>
          </table:table-cell>
          <table:table-cell office:value-type="string">
            <text:p>use of high-flown language.</text:p>
          </table:table-cell>
          <table:table-cell table:style-name="ce1" office:value-type="string">
            <text:p>grandiloquence, loftiness, grandiosity, pompousness, pomposity, pretentiousness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loquence</text:p>
          </table:table-cell>
          <table:table-cell office:value-type="string">
            <text:p>fluent or persuasive speaking or wri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hetoric</text:p>
          </table:table-cell>
          <table:table-cell office:value-type="string">
            <text:p>the art of effective or persuasive speaking or writing, especially the exploitation of figures of speech and other compositional techniqu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dversary</text:p>
          </table:table-cell>
          <table:table-cell office:value-type="string">
            <text:p>one's opponent in a contest, conflict, or dispute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asperating</text:p>
          </table:table-cell>
          <table:table-cell office:value-type="string">
            <text:p>intensely irritating; infuria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anache</text:p>
          </table:table-cell>
          <table:table-cell office:value-type="string">
            <text:p>flamboyant confidence of style or manner. (See how he delegates with panache.)</text:p>
          </table:table-cell>
          <table:table-cell table:style-name="ce1" office:value-type="string">
            <text:p>flamboyance, confidence, self-assurance, style, stylishn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rmoil</text:p>
          </table:table-cell>
          <table:table-cell office:value-type="string">
            <text:p>a state of great disturbance, confusion &lt; Chaos (Sound meditation helps us relax in the midst of chaos and turmoil) </text:p>
          </table:table-cell>
          <table:table-cell table:style-name="ce1" office:value-type="string">
            <text:p>disturbance, disorder, coil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ard</text:p>
          </table:table-cell>
          <table:table-cell office:value-type="string">
            <text:p>accumulate (money or valued objects) and hide (I hoarded my money.)</text:p>
          </table:table-cell>
          <table:table-cell table:style-name="ce1" office:value-type="string">
            <text:p>store up, put asid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ncessantly</text:p>
          </table:table-cell>
          <table:table-cell table:style-name="ce1" office:value-type="string">
            <text:p>without interruption; constantly (He worried about his future incessantly)</text:p>
          </table:table-cell>
          <table:table-cell table:style-name="ce1" office:value-type="string">
            <text:p>continually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esmerize</text:p>
          </table:table-cell>
          <table:table-cell table:style-name="ce1" office:value-type="string">
            <text:p>capture the complete attention of (someone); transfix.</text:p>
          </table:table-cell>
          <table:table-cell table:style-name="ce1" office:value-type="string">
            <text:p>enthral, spellbind, entrance, hold spellbound, dazzle, bewitch, charm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bstain</text:p>
          </table:table-cell>
          <table:table-cell office:value-type="string">
            <text:p>restrain oneself from doing or enjoying something ( To abstain from enjoyment is the most painful exertion of the human will)</text:p>
          </table:table-cell>
          <table:table-cell table:style-name="ce1" office:value-type="string">
            <text:p>refrain, refuse, keep, forg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rounce</text:p>
          </table:table-cell>
          <table:table-cell office:value-type="string">
            <text:p>defeat heavily in a contest. ( Our present self can trounce all over it's dreams)</text:p>
          </table:table-cell>
          <table:table-cell table:style-name="ce1" office:value-type="string">
            <text:p>marmaliz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x·ile</text:p>
          </table:table-cell>
          <table:table-cell table:style-name="ce1" office:value-type="string">
            <text:p>the state of being barred from one's native country, typically for political or punitive reasons.</text:p>
          </table:table-cell>
          <table:table-cell table:style-name="ce1" office:value-type="string">
            <text:p>banishment, expulsion, expatriation, deportation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·tion</text:p>
          </table:table-cell>
          <table:table-cell table:style-name="ce1" office:value-type="string">
            <text:p>a liquid with healing, magical, or poisonous properti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·lix·ir</text:p>
          </table:table-cell>
          <table:table-cell table:style-name="ce1" office:value-type="string">
            <text:p>a magical or medicinal potion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lipshod</text:p>
          </table:table-cell>
          <table:table-cell office:value-type="string">
            <text:p>characterized by a lack of care, thought, or organization ( he'd caused many problems with his slipshod management)</text:p>
          </table:table-cell>
          <table:table-cell table:style-name="ce1" office:value-type="string">
            <text:p>careless, neglectful, messy, heedl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ie</text:p>
          </table:table-cell>
          <table:table-cell table:style-name="ce1" office:value-type="string">
            <text:p>compete eagerly with someone in order to do or achieve something.</text:p>
          </table:table-cell>
          <table:table-cell table:style-name="ce1" office:value-type="string">
            <text:p>compete, contend, contest, struggle</text:p>
          </table:table-cell>
          <table:table-cell table:style-name="ce1"/>
          <table:table-cell table:number-columns-repeated="252"/>
        </table:table-row>
        <table:table-row table:style-name="ro1">
          <table:table-cell table:style-name="ce1" office:value-type="string">
            <text:p>daunting</text:p>
          </table:table-cell>
          <table:table-cell table:style-name="ce1" office:value-type="string">
            <text:p>seeming difficult to deal with in prospect; intimidating.</text:p>
          </table:table-cell>
          <table:table-cell table:style-name="ce1" office:value-type="string">
            <text:p>intimidating, formidable, disconcerting, unnerving, unsettling, dismaying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r se</text:p>
          </table:table-cell>
          <table:table-cell table:style-name="ce1" office:value-type="string">
            <text:p>by or in itself or themselves; intrinsically.</text:p>
          </table:table-cell>
          <table:table-cell table:number-columns-repeated="254"/>
        </table:table-row>
        <table:table-row table:style-name="ro2">
          <table:table-cell office:value-type="string">
            <text:p>raft</text:p>
          </table:table-cell>
          <table:table-cell office:value-type="string">
            <text:p>bring or fasten together (a number of boats or other objects) (A raft of psychological studies have looked into why we put things off)</text:p>
          </table:table-cell>
          <table:table-cell office:value-type="string">
            <text:p>heap, mat, pontoon</text:p>
          </table:table-cell>
          <table:table-cell table:number-columns-repeated="253"/>
        </table:table-row>
        <table:table-row table:style-name="ro2">
          <table:table-cell office:value-type="string">
            <text:p>Nitty-gritty</text:p>
          </table:table-cell>
          <table:table-cell office:value-type="string">
            <text:p>the most important aspects or practical details of a subject or situation ( The nitty-gritty)</text:p>
          </table:table-cell>
          <table:table-cell office:value-type="string">
            <text:p>basics, essentials, nuts and bolts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 table:number-rows-repeated="97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Sheet1.$A$1" table:cell-range-address="Sheet1.$A$1:.$C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3T19:51:18</dc:date>
    <dc:creator>hermione </dc:creator>
    <meta:editing-duration>P0D</meta:editing-duration>
    <meta:editing-cycles>2</meta:editing-cycles>
    <meta:generator>LibreOffice/3.5$Linux_X86_64 LibreOffice_project/350m1$Build-2</meta:generator>
    <meta:document-statistic meta:table-count="1" meta:cell-count="59" meta:object-count="0"/>
  </office:meta>
</office:document-meta>
</file>